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833in"/>
    </style:style>
    <style:style style:name="Table1.B" style:family="table-column">
      <style:table-column-properties style:column-width="1.8917in"/>
    </style:style>
    <style:style style:name="Table1.C" style:family="table-column">
      <style:table-column-properties style:column-width="0.8688in"/>
    </style:style>
    <style:style style:name="Table1.D" style:family="table-column">
      <style:table-column-properties style:column-width="2.44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ext_20_body">
      <style:text-properties officeooo:paragraph-rsid="000a5354"/>
    </style:style>
    <style:style style:name="T1" style:family="text">
      <style:text-properties officeooo:rsid="000a5354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fo:font-weight="bold" officeooo:rsid="0005272a" style:font-weight-asian="bold" style:font-weight-complex="bold"/>
    </style:style>
    <style:style style:name="T4" style:family="text">
      <style:text-properties fo:font-variant="normal" fo:text-transform="none" fo:color="#35475c" loext:opacity="100%" style:font-name="Open Sans" fo:font-size="13pt" fo:letter-spacing="normal" fo:font-style="normal" fo:font-weight="bold" style:font-size-asian="13pt" style:font-size-complex="13pt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officeooo:rsid="0005272a" style:font-weight-asian="bold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bold" officeooo:rsid="0005272a" style:font-weight-asian="bold" style:font-weight-complex="bol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odel Development Phase Template</text:span></text:h>
      <text:p text:style-name="P2"><text:span text:style-name="Strong_20_Emphasis">Date:</text:span> <text:span text:style-name="T1">31</text:span> July 2025<text:line-break/><text:span text:style-name="T8">SkillWallet</text:span><text:span text:style-name="Strong_20_Emphasis"><text:span text:style-name="T7"> ID:</text:span></text:span><text:span text:style-name="T7"> </text:span><text:span text:style-name="T4">SWUID20240141492</text:span><text:line-break/><text:span text:style-name="Strong_20_Emphasis">Project Title:</text:span> Employee Performance Prediction using Machine Learning</text:p>
      <text:p text:style-name="Horizontal_20_Line"/>
      <text:h text:style-name="Heading_20_3" text:outline-level="3"><text:span text:style-name="Strong_20_Emphasis">Maximum Marks:</text:span> 5 Marks</text:h>
      <text:p text:style-name="Horizontal_20_Line"/>
      <text:h text:style-name="Heading_20_2" text:outline-level="2"><text:span text:style-name="Strong_20_Emphasis">Feature Selection Report Template</text:span></text:h>
      <text:p text:style-name="Text_20_body">This report outlines the selected features for predicting employee performance, including brief descriptions and reasoning for inclusion or exclusion.</text:p>
      <text:p text:style-name="Horizontal_20_Lin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Feature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Selected (Yes/No)</text:span></text:p>
            </table:table-cell>
            <table:table-cell table:style-name="Table1.A1" office:value-type="string">
              <text:p text:style-name="Table_20_Heading"><text:span text:style-name="Strong_20_Emphasis">Reasoning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Quarter</text:span></text:p>
          </table:table-cell>
          <table:table-cell table:style-name="Table1.A1" office:value-type="string">
            <text:p text:style-name="Table_20_Contents">Business quarter in which performance is measured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Performance may vary across quarters due to seasonal work cycl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artment</text:span></text:p>
          </table:table-cell>
          <table:table-cell table:style-name="Table1.A1" office:value-type="string">
            <text:p text:style-name="Table_20_Contents">Department of the employee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Department impacts workload and productivity differenc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y</text:span></text:p>
          </table:table-cell>
          <table:table-cell table:style-name="Table1.A1" office:value-type="string">
            <text:p text:style-name="Table_20_Contents">Day of the week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Certain days may influence productivity patterns (e.g., weekends vs weekday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am</text:span></text:p>
          </table:table-cell>
          <table:table-cell table:style-name="Table1.A1" office:value-type="string">
            <text:p text:style-name="Table_20_Contents">Team assignment of the employee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Team structure affects collaboration and outpu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argeted_Productivity</text:span></text:p>
          </table:table-cell>
          <table:table-cell table:style-name="Table1.A1" office:value-type="string">
            <text:p text:style-name="Table_20_Contents">Pre-defined productivity target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Crucial for comparing actual vs targeted productivit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V (Standard Minute Value)</text:span></text:p>
          </table:table-cell>
          <table:table-cell table:style-name="Table1.A1" office:value-type="string">
            <text:p text:style-name="Table_20_Contents">Standard time required for a task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Important for measuring efficiency and productivity level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ver_Time</text:span></text:p>
          </table:table-cell>
          <table:table-cell table:style-name="Table1.A1" office:value-type="string">
            <text:p text:style-name="Table_20_Contents">Extra hours worked beyond regular shift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Indicates workload and its correlation with productivit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centive</text:span></text:p>
          </table:table-cell>
          <table:table-cell table:style-name="Table1.A1" office:value-type="string">
            <text:p text:style-name="Table_20_Contents">Monetary incentive provided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Financial motivation often improves productivit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dle_Time</text:span></text:p>
          </table:table-cell>
          <table:table-cell table:style-name="Table1.A1" office:value-type="string">
            <text:p text:style-name="Table_20_Contents">Duration of non-productive time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Directly impacts productivity and efficiency scor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dle_Men</text:span></text:p>
          </table:table-cell>
          <table:table-cell table:style-name="Table1.A1" office:value-type="string">
            <text:p text:style-name="Table_20_Contents">Number of idle workers during working hour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Reflects workforce utilization issues affecting outpu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_of_Style_Change</text:span></text:p>
          </table:table-cell>
          <table:table-cell table:style-name="Table1.A1" office:value-type="string">
            <text:p text:style-name="Table_20_Contents">Number of work style or task chang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Frequent changes may reduce efficiency and productivit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_of_Workers</text:span></text:p>
          </table:table-cell>
          <table:table-cell table:style-name="Table1.A1" office:value-type="string">
            <text:p text:style-name="Table_20_Contents">Total number of workers in the team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Team size influences output and workload distribu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nth</text:span></text:p>
          </table:table-cell>
          <table:table-cell table:style-name="Table1.A1" office:value-type="string">
            <text:p text:style-name="Table_20_Contents">Month of performance measurement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Helps identify monthly productivity trends and seasonalit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formance_Score </text:span><text:soft-page-break/><text:span text:style-name="Strong_20_Emphasis">(Target)</text:span></text:p>
          </table:table-cell>
          <table:table-cell table:style-name="Table1.A1" office:value-type="string">
            <text:p text:style-name="Table_20_Contents">Actual productivity score <text:soft-page-break/>achieved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This is the target variable to be <text:soft-page-break/>predicted.</text:p>
          </table:table-cell>
        </table:table-row>
      </table:table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1:59:21.405198024</meta:creation-date>
    <dc:date>2025-07-31T22:09:42.980487262</dc:date>
    <meta:editing-duration>PT10M23S</meta:editing-duration>
    <meta:editing-cycles>1</meta:editing-cycles>
    <meta:document-statistic meta:table-count="1" meta:image-count="0" meta:object-count="0" meta:page-count="2" meta:paragraph-count="65" meta:word-count="253" meta:character-count="1863" meta:non-whitespace-character-count="1675"/>
    <meta:generator>LibreOffice/24.2.7.2$Linux_X86_64 LibreOffice_project/420$Build-2</meta:generator>
  </office:meta>
</office:document-meta>
</file>